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67 - The Azarinth Sentinel" calcext:value-type="string">
            <text:p>Class 1: 367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67 - Kin of Ash" calcext:value-type="string">
            <text:p>Class 2: 367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95" calcext:value-type="float">
            <text:p>995</text:p>
          </table:table-cell>
          <table:table-cell table:style-name="ce5" table:formula="of:=[.E2]" office:value-type="float" office:value="995" calcext:value-type="float">
            <text:p>995.0</text:p>
          </table:table-cell>
          <table:table-cell/>
          <table:table-cell table:style-name="ce6"/>
          <table:table-cell table:style-name="ce32" table:formula="of:=[.U9]" office:value-type="float" office:value="9260018.44794" calcext:value-type="float">
            <text:p>9,260,018</text:p>
          </table:table-cell>
          <table:table-cell table:style-name="ce11" table:formula="of:=[.V9]" office:value-type="float" office:value="653866.338" calcext:value-type="float">
            <text:p>653,866.3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5681" calcext:value-type="float">
            <text:p>15681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37.89575" calcext:value-type="float">
            <text:p>3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190 - The Faen Valkyrie" calcext:value-type="string">
            <text:p>Class 3: 190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E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U10]" office:value-type="float" office:value="33.57" calcext:value-type="float">
            <text:p>33.57</text:p>
          </table:table-cell>
          <table:table-cell table:style-name="ce12" table:formula="of:=[.U10]" office:value-type="percentage" office:value="33.57" calcext:value-type="percentage">
            <text:p>33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0" calcext:value-type="float">
            <text:p>40.0</text:p>
          </table:table-cell>
          <table:table-cell table:style-name="ce10" table:formula="of:=[.W3]/60" office:value-type="percentage" office:value="0.002" calcext:value-type="percentage">
            <text:p>0.20%</text:p>
          </table:table-cell>
          <table:table-cell table:style-name="ce9" table:formula="of:=2%+([.F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54.9" calcext:value-type="float">
            <text:p>54.9</text:p>
          </table:table-cell>
          <table:table-cell table:style-name="ce10" table:formula="of:=[.W4]/60" office:value-type="percentage" office:value="0.002745" calcext:value-type="percentage">
            <text:p>0.27%</text:p>
          </table:table-cell>
          <table:table-cell table:style-name="ce9" table:formula="of:=1%*(1+3+3%*[.E75])+([.F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E6]*(1+[.AD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3523599.105" calcext:value-type="float">
            <text:p>3523599.10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9260018.44794" calcext:value-type="float">
            <text:p>9260018.44794</text:p>
          </table:table-cell>
          <table:table-cell table:style-name="ce6" table:formula="of:=([.S11]+[.S12])/2" office:value-type="float" office:value="653866.338" calcext:value-type="float">
            <text:p>653866.338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 995" calcext:value-type="string">
            <text:p>Vit: <text:s/>99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4996437.79088" calcext:value-type="float">
            <text:p>14996437.7908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3.57" calcext:value-type="percentage">
            <text:p>3357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20" calcext:value-type="string">
            <text:p>End: <text:s/>420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505805124186" calcext:value-type="percentage">
            <text:p>97.6%</text:p>
          </table:table-cell>
          <table:table-cell table:formula="of:=1/(1-[.Q11])" office:value-type="float" office:value="40.8260000000001" calcext:value-type="float">
            <text:p>40.8260000000001</text:p>
          </table:table-cell>
          <table:table-cell table:formula="of:=[.$S$2]/(1/(1+[.$O$15]+[.$AV$15]))" office:value-type="float" office:value="628337.67" calcext:value-type="float">
            <text:p>628337.67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691917093662" calcext:value-type="percentage">
            <text:p>97.7%</text:p>
          </table:table-cell>
          <table:table-cell table:formula="of:=1/(1-[.Q12])" office:value-type="float" office:value="43.326" calcext:value-type="float">
            <text:p>43.326</text:p>
          </table:table-cell>
          <table:table-cell table:formula="of:=[.$S$2]/(1/(1+[.$O$15]+[.$AJ$15]+[.$AV$15]))" office:value-type="float" office:value="679395.006" calcext:value-type="float">
            <text:p>679395.00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212488030403" calcext:value-type="percentage">
            <text:p>97.6%</text:p>
          </table:table-cell>
          <table:table-cell table:style-name="ce14" table:formula="of:=([.R11]+[.R12])/2" office:value-type="float" office:value="42.076" calcext:value-type="float">
            <text:p>42.1</text:p>
          </table:table-cell>
          <table:table-cell table:style-name="ce14" table:formula="of:=([.S11]+[.S12])/2" office:value-type="float" office:value="653866.338" calcext:value-type="float">
            <text:p>653866.3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84" calcext:value-type="percentage">
            <text:p>8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64" calcext:value-type="percentage">
            <text:p>6.4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000" calcext:value-type="string">
            <text:p>Wis: 10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3.57" calcext:value-type="percentage">
            <text:p>33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256" calcext:value-type="percentage">
            <text:p>325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756" calcext:value-type="percentage">
            <text:p>75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4" calcext:value-type="percentage">
            <text:p>5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576" calcext:value-type="percentage">
            <text:p>57.6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357.0%" calcext:value-type="string">
            <text:p>Resilience: 3,357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7" calcext:value-type="float">
            <text:p>36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18]+([.C18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5,681" calcext:value-type="string">
            <text:p>Health: <text:s/>15,681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formula="of:=[.D21]+([.C21]-1)*20" office:value-type="float" office:value="69" calcext:value-type="float">
            <text:p>69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200" calcext:value-type="string">
            <text:p>Stamina: <text:s/>4,2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2]+([.C22]-1)*20" office:value-type="float" office:value="69" calcext:value-type="float">
            <text:p>69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0,000" calcext:value-type="string">
            <text:p>Mana: <text:s text:c="3"/>2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5]+([.C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37.9]" calcext:value-type="string">
            <text:p>hp/sec: <text:s/>0.27% [37.9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8" calcext:value-type="float">
            <text:p>28</text:p>
          </table:table-cell>
          <table:table-cell table:style-name="ce16" table:formula="of:=[.D26]+([.C26]-1)*20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0% [40.0]" calcext:value-type="string">
            <text:p>mp/sec: <text:s/>0.20% [40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27]+([.C27]-1)*20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7% [54.9]" calcext:value-type="string">
            <text:p>w/Med: <text:s text:c="2"/>0.27% [54.9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7" calcext:value-type="float">
            <text:p>367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)" office:value-type="string" office:string-value="Mitigation:       97.621% [hp x 42.08]" calcext:value-type="string">
            <text:p>Mitigation: <text:s text:c="6"/>97.621% [hp x 42.0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)" office:value-type="string" office:string-value="Effective Health: 653,866.3" calcext:value-type="string">
            <text:p>Effective Health: 653,866.3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33]+([.C33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29 Absolute Destruction     x3 " calcext:value-type="string">
            <text:p>3-29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D34]+([.C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5]+([.C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36]+([.C36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29 Blink                    x1 " calcext:value-type="string">
            <text:p>3-29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37]+([.C3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" calcext:value-type="percentage">
            <text:p>60.00%</text:p>
          </table:table-cell>
          <table:table-cell table:style-name="ce37" table:formula="of:=[.AS37]" office:value-type="percentage" office:value="5.4" calcext:value-type="percentage">
            <text:p>54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4" calcext:value-type="percentage">
            <text:p>540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29 Sentinel Sphere          x1 " calcext:value-type="string">
            <text:p>3-29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8  Sentinel Huntress        x8 " calcext:value-type="string">
            <text:p>3-8 <text:s/>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28 Azarinth Perception      x8 " calcext:value-type="string">
            <text:p>3-28 Azarinth Perception <text:s text:c="5"/>x8 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formula="of:=[.D42]+([.C42]-1)*20" office:value-type="float" office:value="40" calcext:value-type="float">
            <text:p>4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2 Azarinth Reversal        x8 [105% to Deconstruction/Reconstruction]" calcext:value-type="string">
            <text:p>3-22 Azarinth Reversal <text:s text:c="7"/>x8 [10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43]+([.C43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55" calcext:value-type="percentage">
            <text:p>45.50%</text:p>
          </table:table-cell>
          <table:table-cell table:style-name="ce9" table:formula="of:=[.O43]" office:value-type="percentage" office:value="3.64" calcext:value-type="percentage">
            <text:p>36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64" calcext:value-type="percentage">
            <text:p>36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44]+([.C44]-1)*20" office:value-type="float" office:value="41" calcext:value-type="float">
            <text:p>4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45]+([.C45]-1)*20" office:value-type="float" office:value="35" calcext:value-type="float">
            <text:p>3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" calcext:value-type="float">
            <text:p>14</text:p>
          </table:table-cell>
          <table:table-cell table:style-name="ce15" table:formula="of:=[.D46]+([.C46]-1)*20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2" calcext:value-type="percentage">
            <text:p>32.00%</text:p>
          </table:table-cell>
          <table:table-cell table:style-name="ce38" table:formula="of:=[.O46]" office:value-type="percentage" office:value="2.88" calcext:value-type="percentage">
            <text:p>288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2.88" calcext:value-type="percentage">
            <text:p>288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756" calcext:value-type="percentage">
            <text:p>75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756" calcext:value-type="percentage">
            <text:p>75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576" calcext:value-type="percentage">
            <text:p>57.6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7]+([.C47]-1)*20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28 Heart of Cinder          x9 " calcext:value-type="string">
            <text:p>3-28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3 Storm of Cinders         x2 " calcext:value-type="string">
            <text:p>3-23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28 Ash and Ember Unity      x2 " calcext:value-type="string">
            <text:p>3-28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27 Ashen Wings              x9 " calcext:value-type="string">
            <text:p>3-27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0 Eyes of Ash              x9 [60.0% =&gt; 540.0% Perception]" calcext:value-type="string">
            <text:p>3-20 Eyes of Ash <text:s text:c="13"/>x9 [60.0% =&gt; 540.0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2-20 Force                    x2 " calcext:value-type="string">
            <text:p>2-20 Force <text:s text:c="19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  <table:table-cell table:number-columns-repeated="10"/>
          <table:table-cell table:style-name="ce9" table:formula="of:=300%+[.E75]*3%" office:value-type="percentage" office:value="4.47" calcext:value-type="percentage">
            <text:p>447.00%</text:p>
          </table:table-cell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1  Displacement             x2 " calcext:value-type="string">
            <text:p>3-1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2-15 Space Shift              x2 " calcext:value-type="string">
            <text:p>2-15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2-14 Body of the Valkyrie     x9 [32.0% =&gt; 288.0% Resilience, 8.4% =&gt; 75.6% Physical Resistance, 5.0% =&gt; 75.6% Magic Resistance, 6.4% =&gt; 57.6% Health]" calcext:value-type="string">
            <text:p>2-14 Body of the Valkyrie <text:s text:c="4"/>x9 [32.0% =&gt; 288.0% Resilience, 8.4% =&gt; 75.6% Physical Resistance, 5.0% =&gt; 75.6% Magic Resistance, 6.4% =&gt; 57.6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2-8  Space Awareness          x8 " calcext:value-type="string">
            <text:p>2-8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10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791" calcext:value-type="float">
            <text:p>1791</text:p>
          </table:table-cell>
          <table:table-cell table:formula="of:=FLOOR([.F65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7" calcext:value-type="float">
            <text:p>17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1-11 Deviant of Humanity" calcext:value-type="string">
            <text:p>1-1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67]+([.C67]-1)*20" office:value-type="float" office:value="11" calcext:value-type="float">
            <text:p>11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2  Gourmet" calcext:value-type="string">
            <text:p>1-2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70]+([.C70]-1)*20" office:value-type="float" office:value="2" calcext:value-type="float">
            <text:p>2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5 Identify" calcext:value-type="string">
            <text:p>1-15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9  Meditation" calcext:value-type="string">
            <text:p>3-9 <text:s/>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75]+([.C75]-1)*20" office:value-type="float" office:value="49" calcext:value-type="float">
            <text:p>49</text:p>
          </table:table-cell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4  Monster Hunter" calcext:value-type="string">
            <text:p>3-4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76]+([.C76]-1)*20" office:value-type="float" office:value="44" calcext:value-type="float">
            <text:p>44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4 Oxygen Repository" calcext:value-type="string">
            <text:p>1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14" calcext:value-type="float">
            <text:p>1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8 Sage of Torment" calcext:value-type="string">
            <text:p>1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6  Veteran" calcext:value-type="string">
            <text:p>3-6 <text:s/>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46" calcext:value-type="float">
            <text:p>4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1-17 Astral Magic Resistance" calcext:value-type="string">
            <text:p>1-17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87]+([.C87]-1)*20" office:value-type="float" office:value="17" calcext:value-type="float">
            <text:p>17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11 Death Magic Resistance" calcext:value-type="string">
            <text:p>2-11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8]+([.C98]-1)*20" office:value-type="float" office:value="31" calcext:value-type="float">
            <text:p>31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1 Fear Resistance" calcext:value-type="string">
            <text:p>1-11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5]+([.C105]-1)*20" office:value-type="float" office:value="11" calcext:value-type="float">
            <text:p>11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2-20 Mana Drain Resistance" calcext:value-type="string">
            <text:p>2-20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2  Space Magic Resistance" calcext:value-type="string">
            <text:p>3-2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29]+([.C129]-1)*20" office:value-type="float" office:value="42" calcext:value-type="float">
            <text:p>42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3  Wood Magic Resistance" calcext:value-type="string">
            <text:p>2-3 <text:s/>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8]+([.C138]-1)*20" office:value-type="float" office:value="23" calcext:value-type="float">
            <text:p>23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3 1st tier" calcext:value-type="string">
            <text:p>13 1st tier</text:p>
          </table:table-cell>
          <table:table-cell table:formula="of:=COUNTIF([.$C$85:.$C$138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4 2nd tier" calcext:value-type="string">
            <text:p>24 2nd tier</text:p>
          </table:table-cell>
          <table:table-cell table:formula="of:=COUNTIF([.$C$85:.$C$138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4 3rd tier" calcext:value-type="string">
            <text:p>14 3rd tier</text:p>
          </table:table-cell>
          <table:table-cell table:formula="of:=COUNTIF([.$C$85:.$C$138];&quot;=3&quot;)" office:value-type="float" office:value="14" calcext:value-type="float">
            <text:p>14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8 x 5% = 190%" calcext:value-type="string">
            <text:p>Ash Density: 38 x 5% = 190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8" calcext:value-type="float">
            <text:p>3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0%" calcext:value-type="string">
            <text:p>19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10%" calcext:value-type="string">
            <text:p>210%</text:p>
          </table:table-cell>
          <table:table-cell table:formula="of:=TEXT([.B141]*10%;&quot;%&quot;)" office:value-type="string" office:string-value="240%" calcext:value-type="string">
            <text:p>240%</text:p>
          </table:table-cell>
          <table:table-cell table:formula="of:=TEXT([.B140]*5%;&quot;%&quot;)" office:value-type="string" office:string-value="65%" calcext:value-type="string">
            <text:p>65%</text:p>
          </table:table-cell>
          <table:table-cell table:formula="of:=TEXT([.C145]+[.D145]+[.E145]; &quot;###,#%&quot;)" office:value-type="string" office:string-value="515%" calcext:value-type="string">
            <text:p>51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10% + 240% + 65% = 515%) more dense - Avatar of Ash 2nd" calcext:value-type="string">
            <text:p><text:s text:c="8"/>Muscles are (210% + 240% + 65% = 51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15%] more dense. (Avatar of Ash 2nd)" calcext:value-type="string">
            <text:p><text:s text:c="16"/>[51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67" calcext:value-type="float">
            <text:p>367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67" calcext:value-type="float">
            <text:p>36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190" calcext:value-type="float">
            <text:p>19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3" calcext:value-type="float">
            <text:p>3</text:p>
          </table:table-cell>
          <table:table-cell table:formula="of:=REPT(&quot; &quot;; MAX([.$L$194:.$L$199])-[.L19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3" calcext:value-type="float">
            <text:p>3</text:p>
          </table:table-cell>
          <table:table-cell table:formula="of:=REPT(&quot; &quot;; MAX([.$L$194:.$L$199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357.0%" calcext:value-type="string">
            <text:p>3,3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5,681" calcext:value-type="string">
            <text:p>15,681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00" calcext:value-type="string">
            <text:p>4,20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0,000" calcext:value-type="string">
            <text:p>20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37.9" calcext:value-type="string">
            <text:p>37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21%" calcext:value-type="string">
            <text:p>97.621%</text:p>
          </table:table-cell>
          <table:table-cell office:value-type="string" calcext:value-type="string">
            <text:p><text:s/>[hp x </text:p>
          </table:table-cell>
          <table:table-cell table:formula="of:=TEXT([.R13];&quot;#,##0.00&quot;)" office:value-type="string" office:string-value="42.08" calcext:value-type="string">
            <text:p>42.0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TEXT([.S13];&quot;#,##0.0&quot;)" office:value-type="string" office:string-value="653,866.3" calcext:value-type="string">
            <text:p>653,866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29" calcext:value-type="float">
            <text:p>29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9" calcext:value-type="float">
            <text:p>29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9" calcext:value-type="float">
            <text:p>29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8" calcext:value-type="float">
            <text:p>8</text:p>
          </table:table-cell>
          <table:table-cell table:formula="of:=IF([.I225]&lt;10; &quot;  &quot;; &quot; &quot;)" office:value-type="string" office:string-value="  " calcext:value-type="string">
            <text:p><text:s text:c="2"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8" calcext:value-type="float">
            <text:p>28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2" calcext:value-type="float">
            <text:p>22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28" calcext:value-type="float">
            <text:p>28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3" calcext:value-type="float">
            <text:p>23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28" calcext:value-type="float">
            <text:p>28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7" calcext:value-type="float">
            <text:p>27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0" calcext:value-type="float">
            <text:p>2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0.0% =&gt; 540.0%" calcext:value-type="string">
            <text:p>60.0% =&gt; 54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5" calcext:value-type="float">
            <text:p>5</text:p>
          </table:table-cell>
          <table:table-cell table:formula="of:=[.$E$217]-[.E242]+1+IF([.J42]&lt;10;1;0)" office:value-type="float" office:value="20" calcext:value-type="float">
            <text:p>20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[.D42]" office:value-type="float" office:value="20" calcext:value-type="float">
            <text:p>2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     " calcext:value-type="string">
            <text:p><text:s text:c="20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" calcext:value-type="float">
            <text:p>1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5.5% =&gt; 364.0%" calcext:value-type="string">
            <text:p>45.5% =&gt; 36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" calcext:value-type="float">
            <text:p>1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5" calcext:value-type="float">
            <text:p>15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[.D46]" office:value-type="float" office:value="14" calcext:value-type="float">
            <text:p>14</text:p>
          </table:table-cell>
          <table:table-cell table:style-name="ce21" table:formula="of:=IF([.I246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2.0% =&gt; 288.0%" calcext:value-type="string">
            <text:p>32.0% =&gt; 288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8.4% =&gt; 75.6%" calcext:value-type="string">
            <text:p>8.4% =&gt; 75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75.6%" calcext:value-type="string">
            <text:p>5.0% =&gt; 75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6.4% =&gt; 57.6%" calcext:value-type="string">
            <text:p>6.4% =&gt; 57.6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8" calcext:value-type="float">
            <text:p>8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67 - The Azarinth Sentinel" calcext:value-type="string">
            <text:p>Class 1: 367 - The Azarinth Sentinel</text:p>
          </table:table-cell>
        </table:table-row>
        <table:table-row table:style-name="ro1">
          <table:table-cell table:formula="of:=[$Calculations.A2]" office:value-type="string" office:string-value="Class 2: 367 - Kin of Ash" calcext:value-type="string">
            <text:p>Class 2: 367 - Kin of Ash</text:p>
          </table:table-cell>
        </table:table-row>
        <table:table-row table:style-name="ro1">
          <table:table-cell table:formula="of:=[$Calculations.A3]" office:value-type="string" office:string-value="Class 3: 190 - The Faen Valkyrie" calcext:value-type="string">
            <text:p>Class 3: 190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 995" calcext:value-type="string">
            <text:p>Vit: <text:s/>995</text:p>
          </table:table-cell>
        </table:table-row>
        <table:table-row table:style-name="ro1">
          <table:table-cell table:formula="of:=[$Calculations.A11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5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357.0%" calcext:value-type="string">
            <text:p>Resilience: 3,357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5,681" calcext:value-type="string">
            <text:p>Health: <text:s/>15,681</text:p>
          </table:table-cell>
        </table:table-row>
        <table:table-row table:style-name="ro1">
          <table:table-cell table:formula="of:=[$Calculations.A22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23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37.9]" calcext:value-type="string">
            <text:p>hp/sec: <text:s/>0.27% [37.9]</text:p>
          </table:table-cell>
        </table:table-row>
        <table:table-row table:style-name="ro1">
          <table:table-cell table:formula="of:=[$Calculations.A27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28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21% [hp x 42.08]" calcext:value-type="string">
            <text:p>Mitigation: <text:s text:c="6"/>97.621% [hp x 42.08]</text:p>
          </table:table-cell>
        </table:table-row>
        <table:table-row table:style-name="ro1">
          <table:table-cell table:formula="of:=[$Calculations.A31]" office:value-type="string" office:string-value="Effective Health: 653,866.3" calcext:value-type="string">
            <text:p>Effective Health: 653,866.3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29 Absolute Destruction     x3 " calcext:value-type="string">
            <text:p>3-29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29 Blink                    x1 " calcext:value-type="string">
            <text:p>3-29 Blink <text:s text:c="19"/>x1 </text:p>
          </table:table-cell>
        </table:table-row>
        <table:table-row table:style-name="ro1">
          <table:table-cell table:formula="of:=[$Calculations.A38]" office:value-type="string" office:string-value="3-29 Sentinel Sphere          x1 " calcext:value-type="string">
            <text:p>3-29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42]" office:value-type="string" office:string-value="3-28 Azarinth Perception      x8 " calcext:value-type="string">
            <text:p>3-28 Azarinth Perception <text:s text:c="5"/>x8 </text:p>
          </table:table-cell>
        </table:table-row>
        <table:table-row table:style-name="ro1">
          <table:table-cell table:formula="of:=[$Calculations.A43]" office:value-type="string" office:string-value="3-22 Azarinth Reversal        x8 [105% to Deconstruction/Reconstruction]" calcext:value-type="string">
            <text:p>3-22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28 Heart of Cinder          x9 " calcext:value-type="string">
            <text:p>3-28 Heart of Cinder <text:s text:c="9"/>x9 </text:p>
          </table:table-cell>
        </table:table-row>
        <table:table-row table:style-name="ro1">
          <table:table-cell table:formula="of:=[$Calculations.A50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51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52]" office:value-type="string" office:string-value="3-27 Ashen Wings              x9 " calcext:value-type="string">
            <text:p>3-27 Ashen Wings <text:s text:c="13"/>x9 </text:p>
          </table:table-cell>
        </table:table-row>
        <table:table-row table:style-name="ro1">
          <table:table-cell table:formula="of:=[$Calculations.A53]" office:value-type="string" office:string-value="3-20 Eyes of Ash              x9 [60.0% =&gt; 540.0% Perception]" calcext:value-type="string">
            <text:p>3-20 Eyes of Ash <text:s text:c="13"/>x9 [60.0% =&gt; 540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2-20 Force                    x2 " calcext:value-type="string">
            <text:p>2-20 Force <text:s text:c="19"/>x2 </text:p>
          </table:table-cell>
        </table:table-row>
        <table:table-row table:style-name="ro1">
          <table:table-cell table:formula="of:=[$Calculations.A59]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</table:table-row>
        <table:table-row table:style-name="ro1">
          <table:table-cell table:formula="of:=[$Calculations.A60]" office:value-type="string" office:string-value="3-1  Displacement             x2 " calcext:value-type="string">
            <text:p>3-1 <text:s/>Displacement <text:s text:c="12"/>x2 </text:p>
          </table:table-cell>
        </table:table-row>
        <table:table-row table:style-name="ro1">
          <table:table-cell table:formula="of:=[$Calculations.A61]" office:value-type="string" office:string-value="2-15 Space Shift              x2 " calcext:value-type="string">
            <text:p>2-15 Space Shift <text:s text:c="13"/>x2 </text:p>
          </table:table-cell>
        </table:table-row>
        <table:table-row table:style-name="ro1">
          <table:table-cell table:formula="of:=[$Calculations.A62]" office:value-type="string" office:string-value="2-14 Body of the Valkyrie     x9 [32.0% =&gt; 288.0% Resilience, 8.4% =&gt; 75.6% Physical Resistance, 5.0% =&gt; 75.6% Magic Resistance, 6.4% =&gt; 57.6% Health]" calcext:value-type="string">
            <text:p>2-14 Body of the Valkyrie <text:s text:c="4"/>x9 [32.0% =&gt; 288.0% Resilience, 8.4% =&gt; 75.6% Physical Resistance, 5.0% =&gt; 75.6% Magic Resistance, 6.4% =&gt; 57.6% Health]</text:p>
          </table:table-cell>
        </table:table-row>
        <table:table-row table:style-name="ro1">
          <table:table-cell table:formula="of:=[$Calculations.A63]" office:value-type="string" office:string-value="2-8  Space Awareness          x8 " calcext:value-type="string">
            <text:p>2-8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75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76]" office:value-type="string" office:string-value="3-4  Monster Hunter" calcext:value-type="string">
            <text:p>3-4 <text:s/>Monster Hunter</text:p>
          </table:table-cell>
        </table:table-row>
        <table:table-row table:style-name="ro1">
          <table:table-cell table:formula="of:=[$Calculations.A77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78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1-17 Astral Magic Resistance" calcext:value-type="string">
            <text:p>1-17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11 Death Magic Resistance" calcext:value-type="string">
            <text:p>2-11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1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2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8 x 5% = 190%" calcext:value-type="string">
            <text:p>Ash Density: 38 x 5% = 19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10% + 240% + 65% = 515%) more dense - Avatar of Ash 2nd" calcext:value-type="string">
            <text:p><text:s text:c="8"/>Muscles are (210% + 240% + 65% = 515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15%] more dense. (Avatar of Ash 2nd)" calcext:value-type="string">
            <text:p><text:s text:c="16"/>[515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3:13:02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23:39:35.273000000</dc:date>
    <meta:generator>LibreOffice/7.0.5.2$Windows_X86_64 LibreOffice_project/64390860c6cd0aca4beafafcfd84613dd9dfb63a</meta:generator>
    <meta:editing-duration>PT10H19M30S</meta:editing-duration>
    <meta:editing-cycles>78</meta:editing-cycles>
    <meta:document-statistic meta:table-count="2" meta:cell-count="1583" meta:object-count="0"/>
    <meta:user-defined meta:name="AppVersion">16.0300</meta:user-defined>
  </office:meta>
</office:document-meta>
</file>